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67" officeooo:paragraph-rsid="00067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kalim ne olaca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8:53:58.833000000</dc:date>
    <meta:editing-duration>PT5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7.4.1.2$Windows_X86_64 LibreOffice_project/3c58a8f3a960df8bc8fd77b461821e42c061c5f0</meta:generator>
  </office:meta>
</office:document-meta>
</file>